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1.53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1.913cm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2.548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.421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2.675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0.889cm" svg:x="1.635cm" svg:y="2.651cm">
          <text:p text:style-name="P1">Init.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667cm" svg:y1="3.032cm" svg:x2="4.937cm" svg:y2="3.032cm">
          <text:p/>
        </draw:line>
        <draw:custom-shape draw:style-name="gr3" draw:text-style-name="P1" draw:layer="layout" svg:width="2.413cm" svg:height="0.889cm" svg:x="4.937cm" svg:y="2.651cm">
          <text:p text:style-name="P1">Manua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0.889cm" svg:x="8.747cm" svg:y="2.651cm">
          <text:p text:style-name="P1">Arm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0.889cm" svg:x="12.303cm" svg:y="2.651cm">
          <text:p text:style-name="P1">Plann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0.889cm" svg:x="16.875cm" svg:y="2.651cm">
          <text:p text:style-name="P1">Takeoff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21cm" svg:height="0.889cm" svg:x="15.097cm" svg:y="6.461cm">
          <text:p text:style-name="P1">Waypoi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0.889cm" svg:x="10.144cm" svg:y="6.588cm">
          <text:p text:style-name="P1">Land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0.889cm" svg:x="4.81cm" svg:y="6.588cm">
          <text:p text:style-name="P1">Disarmin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3.032cm" svg:x2="8.749cm" svg:y2="3.033cm">
          <text:p/>
        </draw:line>
        <draw:line draw:style-name="gr2" draw:text-style-name="P2" draw:layer="layout" svg:x1="11.16cm" svg:y1="3.032cm" svg:x2="12.43cm" svg:y2="3.032cm">
          <text:p/>
        </draw:line>
        <draw:line draw:style-name="gr2" draw:text-style-name="P3" draw:layer="layout" svg:x1="15.478cm" svg:y1="3.032cm" svg:x2="16.875cm" svg:y2="3.032cm">
          <text:p/>
        </draw:line>
        <draw:line draw:style-name="gr2" draw:text-style-name="P3" draw:layer="layout" svg:x1="18.145cm" svg:y1="3.54cm" svg:x2="16.875cm" svg:y2="6.588cm">
          <text:p/>
        </draw:line>
        <draw:line draw:style-name="gr7" draw:text-style-name="P3" draw:layer="layout" svg:x1="16.494cm" svg:y1="7.477cm" svg:x2="16.494cm" svg:y2="9.636cm">
          <text:p/>
        </draw:line>
        <draw:line draw:style-name="gr7" draw:text-style-name="P3" draw:layer="layout" svg:x1="16.494cm" svg:y1="9.636cm" svg:x2="19.161cm" svg:y2="9.636cm">
          <text:p/>
        </draw:line>
        <draw:line draw:style-name="gr7" draw:text-style-name="P3" draw:layer="layout" svg:x1="19.161cm" svg:y1="7.096cm" svg:x2="19.161cm" svg:y2="9.636cm">
          <text:p/>
        </draw:line>
        <draw:line draw:style-name="gr2" draw:text-style-name="P3" draw:layer="layout" svg:x1="19.161cm" svg:y1="7.096cm" svg:x2="17.891cm" svg:y2="7.096cm">
          <text:p/>
        </draw:line>
        <draw:line draw:style-name="gr2" draw:text-style-name="P3" draw:layer="layout" svg:x1="15.097cm" svg:y1="6.969cm" svg:x2="12.557cm" svg:y2="6.969cm">
          <text:p/>
        </draw:line>
        <draw:line draw:style-name="gr2" draw:text-style-name="P3" draw:layer="layout" svg:x1="10.144cm" svg:y1="7.096cm" svg:x2="7.985cm" svg:y2="7.096cm">
          <text:p/>
        </draw:line>
        <draw:line draw:style-name="gr2" draw:text-style-name="P3" draw:layer="layout" svg:x1="6.207cm" svg:y1="6.588cm" svg:x2="6.207cm" svg:y2="3.54cm">
          <text:p/>
        </draw:line>
        <draw:line draw:style-name="gr2" draw:text-style-name="P3" draw:layer="layout" svg:x1="4.937cm" svg:y1="3.413cm" svg:x2="3.54cm" svg:y2="3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3:30:31.879602429</meta:creation-date>
    <dc:date>2018-06-19T13:39:31.187969011</dc:date>
    <meta:editing-duration>PT8M59S</meta:editing-duration>
    <meta:editing-cycles>1</meta:editing-cycles>
    <meta:document-statistic meta:object-count="21"/>
    <meta:generator>LibreOffice/6.0.3.2$Linux_X86_64 LibreOffice_project/00m0$Build-2</meta:generator>
  </office:meta>
</office:document-meta>
</file>